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etta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.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.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.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.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.7</text:p>
          </table:table-cell>
          <table:table-cell office:value-type="float" office:value="42.674999999999997" table:formula="of:=[.H8]/4" table:style-name="ce1">
            <text:p>42.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.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.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261" table:formula="of:=SUM([.D11:.G11])" table:style-name="ce5">
            <text:p>261</text:p>
          </table:table-cell>
          <table:table-cell office:value-type="float" office:value="65.25" table:formula="of:=[.H11]/4" table:style-name="ce1">
            <text:p>65.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7.7" table:style-name="ce1">
            <text:p>167.7</text:p>
          </table:table-cell>
          <table:table-cell table:number-columns-repeated="2" table:style-name="ce1"/>
          <table:table-cell office:value-type="float" office:value="167.7" table:formula="of:=SUM([.D12:.G12])" table:style-name="ce5">
            <text:p>167.7</text:p>
          </table:table-cell>
          <table:table-cell office:value-type="float" office:value="41.924999999999997" table:formula="of:=[.H12]/4" table:style-name="ce1">
            <text:p>41.9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162.35" table:style-name="ce1">
            <text:p>162.35</text:p>
          </table:table-cell>
          <table:table-cell office:value-type="float" office:value="162.35" table:formula="of:=SUM([.D13:.G13])" table:style-name="ce5">
            <text:p>162.35</text:p>
          </table:table-cell>
          <table:table-cell office:value-type="float" office:value="40.587499999999999" table:formula="of:=[.H13]/4" table:style-name="ce1">
            <text:p>40.58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0" table:formula="of:=SUM([.D14:.G14])" table:style-name="ce5">
            <text:p>0</text:p>
          </table:table-cell>
          <table:table-cell office:value-type="float" office:value="0" table:formula="of:=[.H14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5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5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407" table:formula="of:=SUM([.D5:.D28])" table:style-name="ce1">
            <text:p>407</text:p>
          </table:table-cell>
          <table:table-cell office:value-type="float" office:value="338.4" table:formula="of:=SUM([.E5:.E28])" table:style-name="ce1">
            <text:p>338.4</text:p>
          </table:table-cell>
          <table:table-cell office:value-type="float" office:value="338" table:formula="of:=SUM([.F5:.F28])" table:style-name="ce1">
            <text:p>338</text:p>
          </table:table-cell>
          <table:table-cell office:value-type="float" office:value="389.35" table:formula="of:=SUM([.G5:.G28])" table:style-name="ce1">
            <text:p>389.35</text:p>
          </table:table-cell>
          <table:table-cell office:value-type="float" office:value="1472.75" table:formula="of:=SUM([.H5:.H28])" table:style-name="ce5">
            <text:p>1472.75</text:p>
          </table:table-cell>
          <table:table-cell office:value-type="float" office:value="368.1875" table:formula="of:=[.H30]/4" table:style-name="ce1">
            <text:p>368.187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38.8125" table:formula="of:=[.D30]-[.$I$30]" table:style-name="ce1">
            <text:p>38.8125</text:p>
          </table:table-cell>
          <table:table-cell office:value-type="float" office:value="-29.787500000000023" table:formula="of:=[.E30]-[.$I$30]" table:style-name="ce1">
            <text:p>-29.7875</text:p>
          </table:table-cell>
          <table:table-cell office:value-type="float" office:value="-30.1875" table:formula="of:=[.F30]-[.$I$30]" table:style-name="ce1">
            <text:p>-30.1875</text:p>
          </table:table-cell>
          <table:table-cell office:value-type="float" office:value="21.162500000000023" table:formula="of:=[.G30]-[.$I$30]" table:style-name="ce1">
            <text:p>21.162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63.63888888888889" table:formula="of:=[.H30]/COUNTIF([.H5:.H28];&quot;&gt;0&quot;)" table:style-name="ce1">
            <text:p>163.6388889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40.909722222222221" table:formula="of:=[.E34]/4" table:style-name="ce7">
            <text:p>40.91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Balla</dc:creator>
    <meta:creation-date>2017-02-13T11:37:40Z</meta:creation-date>
    <dc:date>2017-04-11T08:52:11Z</dc:date>
    <meta:editing-cycles>3</meta:editing-cycles>
    <meta:editing-duration>PT157S</meta:editing-duration>
  </office:meta>
</office:document-meta>
</file>